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2A000001DCAAF81D81DD48937B.png" manifest:media-type="image/png"/>
  <manifest:file-entry manifest:full-path="Pictures/100000000000040000000240D84B3342465145D9.jpg" manifest:media-type="image/jpeg"/>
  <manifest:file-entry manifest:full-path="Pictures/1000000000000400000002406F7DEA9DBA8B3149.jpg" manifest:media-type="image/jpeg"/>
  <manifest:file-entry manifest:full-path="Pictures/10000000000004000000024002F7DA20257217F5.jpg" manifest:media-type="image/jpeg"/>
  <manifest:file-entry manifest:full-path="Pictures/1000000000000400000002400C76C617E4E6E6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9.13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0.963cm" svg:y="6.261cm" presentation:class="title" presentation:user-transformed="true">
          <draw:text-box>
            <text:p>MTL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text-style-name="P2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27.092cm" svg:height="15.239cm" svg:x="0.508cm" svg:y="0.762cm">
          <draw:image xlink:href="Pictures/10000000000004000000024002F7DA20257217F5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6.162cm" svg:height="14.717cm" svg:x="0.762cm" svg:y="0.523cm" presentation:class="graphic" presentation:user-transformed="true">
          <draw:image xlink:href="Pictures/1000000000000400000002400C76C617E4E6E626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6.416cm" svg:height="14.859cm" svg:x="1.016cm" svg:y="0.663cm" presentation:class="graphic" presentation:user-transformed="true">
          <draw:image xlink:href="Pictures/1000000000000400000002406F7DEA9DBA8B3149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4.13cm" svg:height="13.573cm" svg:x="1.4cm" svg:y="1.016cm" presentation:class="graphic" presentation:user-transformed="true">
          <draw:image xlink:href="Pictures/100000000000040000000240D84B3342465145D9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3" draw:layer="layout" svg:width="25.199cm" svg:height="9.072cm" svg:x="1.524cm" svg:y="2.032cm" presentation:class="graphic" presentation:user-transformed="true">
          <draw:image xlink:href="Pictures/100000000000052A000001DCAAF81D81DD48937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uen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slideshare.net/lmeirosu/mtls-securing-microservice-architecture-with-mutual-tls-authentication" xlink:type="simple">https://www.slideshare.net/lmeirosu/mtls-securing-microservice-architecture-with-mutual-tls-authentication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5:12:19.672467885</meta:creation-date>
    <dc:date>2019-06-25T16:00:35.536691310</dc:date>
    <meta:editing-duration>PT37M54S</meta:editing-duration>
    <meta:editing-cycles>1</meta:editing-cycles>
    <meta:document-statistic meta:object-count="48"/>
    <meta:generator>LibreOffice/6.0.7.3$Linux_X86_64 LibreOffice_project/00m0$Build-3</meta:generator>
  </office:meta>
</office:document-meta>
</file>